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биологии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office:value-type="string">
            <text:p>Биологические пространства <text:s text:c="2"/><text:span text:style-name="T1">размеры и форма биологических объектов.расстояния между биологическими объектам,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Биологическое время <text:s text:c="10"/><text:span text:style-name="T1">возраст биологических объектов, биологические часы, биоритмы</text:span></text:p>
            <text:p><text:span text:style-name="T1">поколения, время жизни, возрасты жизни.</text:span></text:p>
            <text:p><text:span text:style-name="T2">Биологические — геологические эпохи <text:s/>как разметка времен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Биологическая материальная реальность <text:s text:c="3"/><text:span text:style-name="T1">почвы, вода, воздух минеральное сырье — как результат биологических процессов, организмы, тела биологических объектов.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table:style-name="ce3" office:value-type="string">
            <text:p>Философия биологии <text:span text:style-name="T3">зоология, ботаника, микробиология, генетика, физиология, психолог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Биологизированная социальная реальность <text:s text:c="2"/><text:span text:style-name="T1">Семья, род, племя, этнос, <text:s/>жизненный цикл, смерть. Образование, воспитание, социализация.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Биологические идеи и ценности</text:p>
            <text:p><text:span text:style-name="T1">идеи биологических потребностей, <text:s text:c="2"/>идеологизированные запреты и ограничения на питание, <text:s/>идеи здоровья и болезни, з Ценность жизни. Биологическая этика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19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19:47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